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23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3.387cm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Auteur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Editeur</text:p>
          </table:table-cell>
          <table:table-cell table:style-name="ce3" office:value-type="string">
            <text:p>Année</text:p>
          </table:table-cell>
          <table:table-cell table:style-name="ce1" office:value-type="string">
            <text:p>Responsable</text:p>
          </table:table-cell>
          <table:table-cell table:style-name="ce1" office:value-type="string">
            <text:p>Disponibilité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Commentaire</text:p>
          </table:table-cell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Causeries littéraires</text:p>
          </table:table-cell>
          <table:table-cell office:value-type="string">
            <text:p>Michel Lévy</text:p>
          </table:table-cell>
          <table:table-cell office:value-type="float" office:value="1854">
            <text:p>1854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Nouvelles Causeries littéraires</text:p>
          </table:table-cell>
          <table:table-cell office:value-type="string">
            <text:p>Michel Lévy</text:p>
          </table:table-cell>
          <table:table-cell office:value-type="float" office:value="1855">
            <text:p>1855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Dernières Causeries littéraires</text:p>
          </table:table-cell>
          <table:table-cell office:value-type="string">
            <text:p>Michel Lévy</text:p>
          </table:table-cell>
          <table:table-cell office:value-type="float" office:value="1856">
            <text:p>1856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Causeries du samedi</text:p>
          </table:table-cell>
          <table:table-cell office:value-type="string">
            <text:p>Michel Lévy</text:p>
          </table:table-cell>
          <table:table-cell office:value-type="float" office:value="1857">
            <text:p>1857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Nouvelles Causeries du samedi</text:p>
          </table:table-cell>
          <table:table-cell office:value-type="string">
            <text:p>Michel Lévy</text:p>
          </table:table-cell>
          <table:table-cell office:value-type="float" office:value="1859">
            <text:p>1859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Dernières Causeries du samedi</text:p>
          </table:table-cell>
          <table:table-cell office:value-type="string">
            <text:p>Michel Lévy</text:p>
          </table:table-cell>
          <table:table-cell office:value-type="float" office:value="1860">
            <text:p>1860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Les Semaines littéraires</text:p>
          </table:table-cell>
          <table:table-cell office:value-type="string">
            <text:p>Michel Lévy</text:p>
          </table:table-cell>
          <table:table-cell office:value-type="float" office:value="1861">
            <text:p>1861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Nouvelles Semaines littéraires</text:p>
          </table:table-cell>
          <table:table-cell office:value-type="string">
            <text:p>Michel Lévy</text:p>
          </table:table-cell>
          <table:table-cell office:value-type="float" office:value="1863">
            <text:p>1863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Nouveaux Samedis (20 vol.)</text:p>
          </table:table-cell>
          <table:table-cell office:value-type="string">
            <text:p>Michel Lévy</text:p>
          </table:table-cell>
          <table:table-cell office:value-type="string">
            <text:p>1865-1881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office:value-type="string">
            <text:p>Pontmartin</text:p>
          </table:table-cell>
          <table:table-cell office:value-type="string">
            <text:p>Derniers Samedis (3 vol.)</text:p>
          </table:table-cell>
          <table:table-cell office:value-type="string">
            <text:p>Calmann-Lévy</text:p>
          </table:table-cell>
          <table:table-cell office:value-type="string">
            <text:p>posth. 1891-1892</text:p>
          </table:table-cell>
          <table:table-cell office:value-type="string">
            <text:p>Andre Guyaux</text:p>
          </table:table-cell>
          <table:table-cell office:value-type="string">
            <text:p>BnF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float" office:value="291">
            <text:p>291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Arthénice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Beffroi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 et mode texte  (incomplet)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Ecrits françai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Elan (L’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Esprit nouveau (L’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Facette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Festin d’Esope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Feuilles libre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Gay sçavoir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Gil Blas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Grande Franc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Grande Revu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Heure qui sonne (L’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Intransigeant (L’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Lacerba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Argonaute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Marge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Lettres modernes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Montjoie  !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Pan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 et mode tex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Parthénon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Phalang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 et mode tex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Plum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Poème et drame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Revue blanch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Revue franco-wallonn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Revue immoraliste 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Revue littéraire de Paris et de Champagn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 et (partiellement) mode texte  (incomplet)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Rubriques nouvelles (Les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Soleil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Vers et prose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office:value-type="string">
            <text:p>Gallica mode image et (partiellement) mode tex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Voce (La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table:style-name="ce2" office:value-type="string">
            <text:p>Périodique</text:p>
          </table:table-cell>
          <table:table-cell table:style-name="ce2" office:value-type="string">
            <text:p>Voile de pourpre (Le)</text:p>
          </table:table-cell>
          <table:table-cell table:style-name="ce2"/>
          <table:table-cell/>
          <table:table-cell table:style-name="ce2" office:value-type="string">
            <text:p>Michel Murat</text:p>
          </table:table-cell>
          <table:table-cell table:number-columns-repeated="3"/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ction d’art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marylli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me latin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mitié de Franc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ntée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rlequin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rt et l’action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rt et la vi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rt libr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Art modern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Bandeaux d’or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ahier des Poètes (Le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ahiers d’aujourd’hui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entaure (Le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himèr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hronique des lettres françaises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oq rouge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ourrier français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ritiqu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Critique indépendant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Divan (Le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Durendal <text:s/>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crits françai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crits pour l’art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ffort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ffort libr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nclos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ntretiens politiques et littéraires (Les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rmitage (L’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ssai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ssor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Europe artiste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Feuilles de mai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Flora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Foire aux chimères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Gazette de Franc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Guêpes (Le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Hélio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Heur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Hippogriff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Hommes nouveaux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Horizons (Les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bi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dée (L’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dée libre (L’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dée moderne (L’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dée synthétique (L’) <text:s/>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le sonnant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ndépendance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Isi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Jeune Belgiqu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Journal des lettré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Lettr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Libre Journal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Lutt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Magasin littéraire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Marches de Provence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Minerva 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Nain rouge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Nouvelle Revu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Nouvelle Revue modern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Occident (L’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ages modern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antagruel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aris-Journal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ays de France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enseur (Le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(partiellement)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etites feuilles (Les) 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oème et dram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oèm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oesia (Milano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oésie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roses (Les) 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Province nouvell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naissance contemporain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naissance idéalist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naissance latin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naissance romantiqu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énovation esthétique 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êve et l’idée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éveil (Le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critique des idées et des livres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des lettres et des arts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des poète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doré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du temps présent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hebdomadaire<text:tab/>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illustré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 (incomplet)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impulsionniste 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intellectuelle des faits et des œuvres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naturist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evue néo-romantique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Rubriques nouvelles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Scapin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Société nouvelle (La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Stella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Tablettes (Les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 et mode text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Thyrse (Le)</text:p>
          </table:table-cell>
          <table:table-cell table:number-columns-repeated="2"/>
          <table:table-cell office:value-type="string">
            <text:p>Michel Murat</text:p>
          </table:table-cell>
          <table:table-cell office:value-type="string">
            <text:p>Gallica mode image</text:p>
          </table:table-cell>
          <table:table-cell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Vi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Vie des lettres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Vie français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Visages de la vie (Les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>
          <table:table-cell office:value-type="string">
            <text:p>Périodique</text:p>
          </table:table-cell>
          <table:table-cell office:value-type="string">
            <text:p>Wallonie (La)</text:p>
          </table:table-cell>
          <table:table-cell table:number-columns-repeated="2"/>
          <table:table-cell office:value-type="string">
            <text:p>Michel Murat</text:p>
          </table:table-cell>
          <table:table-cell table:number-columns-repeated="2"/>
          <table:table-cell office:value-type="string">
            <text:p>Liste complémentaire</text:p>
          </table:table-cell>
        </table:table-row>
        <table:table-row table:style-name="ro3" table:number-rows-repeated="1048418">
          <table:table-cell table:number-columns-repeated="8"/>
        </table:table-row>
        <table:table-row table:style-name="ro4" table:number-rows-repeated="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18/02/2013</text:date>, <text:time>09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7:47:59</meta:creation-date>
    <dc:date>2013-02-18T09:51:04</dc:date>
    <meta:editing-duration>PT30M7S</meta:editing-duration>
    <meta:editing-cycles>6</meta:editing-cycles>
    <meta:generator>OpenOffice.org/3.4.1$Unix OpenOffice.org_project/341m1$Build-9593</meta:generator>
    <meta:document-statistic meta:table-count="3" meta:cell-count="624" meta:object-count="0"/>
  </office:meta>
</office:document-meta>
</file>